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5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T1" style:family="text">
      <style:text-properties fo:font-size="24pt" style:font-size-asian="24pt"/>
    </style:style>
    <style:style style:name="T2" style:family="text">
      <style:text-properties fo:font-size="48pt" style:font-size-asian="48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text-underline-style="solid" style:text-underline-width="auto" style:text-underline-color="font-color" style:font-size-asian="12pt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691f4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ocumentação Técnica do Projet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Garçom Onlin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Elaborado por: </text:span></text:p>
      <text:p text:style-name="P2">João Miguel Gehlen da Silva</text:p>
      <text:p text:style-name="P2">joaogehlen91@gmail.com</text:p>
      <text:p text:style-name="P2"/>
      <text:p text:style-name="P2"/>
      <text:p text:style-name="P2"/>
      <text:p text:style-name="P2"/>
      <text:p text:style-name="P3">Versão 0.1</text:p>
      <text:p text:style-name="P1"><text:soft-page-break/></text:p>
      <text:p text:style-name="P1">Sum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1.<text:tab/>O Projeto</text:span></text:p>
      <text:p text:style-name="P1"/>
      <text:p text:style-name="P6">Objetivo do sistema é automatizar o atendimento em bares e restaurantes, com o intuito de diminuir o número de funcionários. A ideia é que o cliente consiga fazer o seu pedido sem esperar um garçom chegar na sua mesa. A única espera é a do preparo do pedido. Cada mesa terá um equipamento (celular, tablet...) para que o cliente possa fazer seu pedido. O cliente chega no estabelecimento, escolhe a mesa que mais lhe agrada, acessa o sistema que já estará disponível, faz o seu pedido e acompanha o mesmo. Para isso o sistema deve ter um usuário por mesa, para saber de onde o pedido está sendo feito. O sistema exibirá ao cliente uma série de opções, dentre elas uma lista com produtos (lanches, bebidas..), uma fila de pedidos para saber o andamento, e os detalhes do que foi pedido com o total a pagar. Quando o cliente está satisfeito, solicita o fechamento do pedido, o qual mostrará os produtos consumidos e o total a pagar, e ao ser paga a conta o sistema é ‘reiniciado’, para um próximo atendimento.</text:p>
      <text:p text:style-name="P8"/>
      <text:p text:style-name="P8"><text:span text:style-name="T5">1.1<text:tab/>Repositórios</text:span></text:p>
      <text:p text:style-name="P8"><text:span text:style-name="T12"><text:tab/>G</text:span><text:span text:style-name="T11">itHub: </text:span><text:a xlink:type="simple" xlink:href="https://github.com/zanuzzorz/trabalhoEngII"><text:span text:style-name="T9">https://github.com/zanuzzorz/trabalhoEngII</text:span></text:a></text:p>
      <text:p text:style-name="P6"><text:tab/></text:p>
      <text:p text:style-name="P9"/>
      <text:p text:style-name="P9"><text:span text:style-name="T4">2.<text:tab/>Tecnologias</text:span></text:p>
      <text:p text:style-name="P6">Como o sistema deve funcionar em qualquer dispositivo que possua um navegador web com internet, será desenvolvido usando PHP para o back-end, HTML e CSS para a parte front-end, e MySql para o banco de dados. </text:p>
      <text:p text:style-name="P8"><text:tab/></text:p>
      <text:p text:style-name="P9"/>
      <text:p text:style-name="P4"/>
      <text:p text:style-name="P7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7cm" fo:margin-right="0cm" fo:margin-top="0cm" fo:margin-bottom="0cm" style:contextual-spacing="true" fo:keep-together="always" fo:text-indent="-0.635cm" style:auto-text-indent="false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4T16:28:58.511783789</dc:date>
    <meta:document-statistic meta:table-count="0" meta:image-count="0" meta:object-count="0" meta:page-count="3" meta:paragraph-count="15" meta:word-count="243" meta:character-count="1435" meta:non-whitespace-character-count="1200"/>
    <meta:generator>LibreOffice/4.2.8.2$Linux_X86_64 LibreOffice_project/420m0$Build-2</meta:generator>
  </office:meta>
</office:document-meta>
</file>